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8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</text:p>
          </table:table-cell>
          <table:table-cell office:value-type="float" office:value="9.80665" calcext:value-type="float">
            <text:p>9.806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ax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Q</text:p>
          </table:table-cell>
          <table:table-cell table:formula="of:=[.B3]*[.B2]" office:value-type="float" office:value="1.125" calcext:value-type="float">
            <text:p>1.125</text:p>
          </table:table-cell>
          <table:table-cell/>
          <table:table-cell office:value-type="string" calcext:value-type="string">
            <text:p>upstream discharge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formula="of:=[.B2]/(SQRT([.B1]*[.B3]))" office:value-type="float" office:value="0.19554886342465" calcext:value-type="float">
            <text:p>0.19554886342465</text:p>
          </table:table-cell>
          <table:table-cell/>
          <table:table-cell office:value-type="string" calcext:value-type="string">
            <text:p>upstream Froude</text:p>
          </table:table-cell>
        </table:table-row>
        <table:table-row table:style-name="ro1">
          <table:table-cell office:value-type="string" calcext:value-type="string">
            <text:p>hc</text:p>
          </table:table-cell>
          <table:table-cell table:formula="of:=[.B3]*[.B7]^(2/3)" office:value-type="float" office:value="0.505352932001628" calcext:value-type="float">
            <text:p>0.505352932001628</text:p>
          </table:table-cell>
          <table:table-cell/>
          <table:table-cell office:value-type="string" calcext:value-type="string">
            <text:p>critical water depth</text:p>
          </table:table-cell>
        </table:table-row>
        <table:table-row table:style-name="ro1">
          <table:table-cell office:value-type="string" calcext:value-type="string">
            <text:p>zc</text:p>
          </table:table-cell>
          <table:table-cell table:formula="of:=[.B3]*0.5*([.B7]^(2/3)-1)^2*([.B7]^(2/3)+2)" office:value-type="float" office:value="0.770650120487561" calcext:value-type="float">
            <text:p>0.770650120487561</text:p>
          </table:table-cell>
          <table:table-cell/>
          <table:table-cell office:value-type="string" calcext:value-type="string">
            <text:p>critical bed elev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4:03:40.458409078</meta:creation-date>
    <dc:date>2018-09-19T15:26:26.898072846</dc:date>
    <meta:editing-duration>PT11M45S</meta:editing-duration>
    <meta:editing-cycles>1</meta:editing-cycles>
    <meta:document-statistic meta:table-count="1" meta:cell-count="20" meta:object-count="0"/>
    <meta:generator>LibreOffice/6.0.3.2$Linux_X86_64 LibreOffice_project/00m0$Build-2</meta:generator>
  </office:meta>
</office:document-meta>
</file>